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494cm" style:rel-column-width="8602*"/>
    </style:style>
    <style:style style:name="Tabella3.B" style:family="table-column">
      <style:table-column-properties style:column-width="3.163cm" style:rel-column-width="10908*"/>
    </style:style>
    <style:style style:name="Tabella3.C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72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9cm" style:rel-column-width="9308*"/>
    </style:style>
    <style:style style:name="Tabella1.B" style:family="table-column">
      <style:table-column-properties style:column-width="7.299cm" style:rel-column-width="25174*"/>
    </style:style>
    <style:style style:name="Tabella1.C" style:family="table-column">
      <style:table-column-properties style:column-width="1.21cm" style:rel-column-width="4173*"/>
    </style:style>
    <style:style style:name="Tabella1.D" style:family="table-column">
      <style:table-column-properties style:column-width="1.49cm" style:rel-column-width="5140*"/>
    </style:style>
    <style:style style:name="Tabella1.E" style:family="table-column">
      <style:table-column-properties style:column-width="1.693cm" style:rel-column-width="5840*"/>
    </style:style>
    <style:style style:name="Tabella1.F" style:family="table-column">
      <style:table-column-properties style:column-width="1.796cm" style:rel-column-width="6193*"/>
    </style:style>
    <style:style style:name="Tabella1.G" style:family="table-column">
      <style:table-column-properties style:column-width="1.909cm" style:rel-column-width="6582*"/>
    </style:style>
    <style:style style:name="Tabella1.H" style:family="table-column">
      <style:table-column-properties style:column-width="0.907cm" style:rel-column-width="312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1.7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99bfa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1948ab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002ba08" officeooo:paragraph-rsid="01aefc7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7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183e44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style:font-name-asian="SimSun" style:font-size-asian="9pt" style:font-name-complex="Tahoma" style:font-size-complex="9pt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fo:font-size="8pt" style:font-size-asian="8pt" style:font-size-complex="8pt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fo:font-size="8pt" officeooo:paragraph-rsid="015c3c06" style:font-size-asian="8pt" style:font-size-complex="8pt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fo:font-size="8pt" officeooo:paragraph-rsid="010a262a" style:font-size-asian="8pt" style:font-size-complex="8pt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style:font-name-asian="SimSun" style:font-size-asian="9pt" style:font-name-complex="Tahoma" style:font-size-complex="9pt"/>
    </style:style>
    <style:style style:name="P6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Ubuntu Light"/>
    </style:style>
    <style:style style:name="P6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176a15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3aef7e"/>
    </style:style>
    <style:style style:name="P73" style:family="paragraph" style:parent-style-name="Text_20_body">
      <style:text-properties style:font-name="Ubuntu Light" fo:font-size="6pt" style:font-size-asian="5.25pt" style:font-size-complex="6pt"/>
    </style:style>
    <style:style style:name="P7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79" style:family="paragraph" style:parent-style-name="Table_20_Contents">
      <style:paragraph-properties fo:text-align="start" style:justify-single-word="false"/>
      <style:text-properties style:font-name="Arial" fo:font-size="7pt" officeooo:paragraph-rsid="019ed6d3" style:font-size-asian="7pt" style:font-size-complex="7pt"/>
    </style:style>
    <style:style style:name="P80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officeooo:rsid="006dbc43" style:font-size-asian="9pt" style:font-size-complex="9pt"/>
    </style:style>
    <style:style style:name="T7" style:family="text">
      <style:text-properties fo:font-size="9pt" officeooo:rsid="007771e8" style:font-size-asian="9pt" style:font-size-complex="9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officeooo:rsid="001a116f" style:font-size-asian="8pt" style:font-size-complex="8pt"/>
    </style:style>
    <style:style style:name="T10" style:family="text">
      <style:text-properties fo:font-size="8pt" fo:font-weight="normal" style:font-size-asian="8pt" style:font-weight-asian="normal" style:font-size-complex="8pt" style:font-weight-complex="normal"/>
    </style:style>
    <style:style style:name="T11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fo:color="#000000" style:text-underline-style="none"/>
    </style:style>
    <style:style style:name="T14" style:family="text">
      <style:text-properties officeooo:rsid="006fb9aa"/>
    </style:style>
    <style:style style:name="T15" style:family="text">
      <style:text-properties officeooo:rsid="00738a85"/>
    </style:style>
    <style:style style:name="T16" style:family="text">
      <style:text-properties officeooo:rsid="007aacdc"/>
    </style:style>
    <style:style style:name="T17" style:family="text">
      <style:text-properties officeooo:rsid="009ed5f6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7pt" officeooo:rsid="015c3c06" style:font-size-asian="7pt" style:font-size-complex="7pt"/>
    </style:style>
    <style:style style:name="T20" style:family="text">
      <style:text-properties officeooo:rsid="014ae4da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666666" fo:font-style="italic" style:font-style-asian="italic" style:font-style-complex="italic"/>
    </style:style>
    <style:style style:name="T23" style:family="text">
      <style:text-properties officeooo:rsid="007771e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C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49"><text:span text:style-name="T14">SPETT.LE</text:span> / MESSRS</text:p>
            <text:p text:style-name="P78"><text:placeholder text:placeholder-type="text">&lt;o.partner_id.name&gt;</text:placeholder></text:p>
            <text:p text:style-name="P78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1"><text:placeholder text:placeholder-type="text">&lt;o.partner_id.sql_customer_code&gt;</text:placeholder></text:p>
          </table:table-cell>
          <table:table-cell table:style-name="Tabella3.B2" office:value-type="string">
            <text:p text:style-name="P23"><text:span text:style-name="T12"><text:s/></text:span><text:span text:style-name="T12"><text:placeholder text:placeholder-type="text">&lt;o.partner_id.vat if o.partner_id.vat else ''&gt;</text:placeholder></text:span></text:p>
          </table:table-cell>
          <table:table-cell table:style-name="Tabella3.C2" office:value-type="string">
            <text:p text:style-name="P43"><text:placeholder text:placeholder-type="text">&lt;'NOTA DI CREDITO' if o.journal_id.account_code == 'NC' else 'FATTURA'&gt;</text:placeholder>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9">-CONDIZIONI DI PAGAMENTO / PAYMENT TERMS</text:p>
          </table:table-cell>
          <table:covered-table-cell/>
          <table:table-cell table:style-name="Tabella3.C3" office:value-type="string">
            <text:p text:style-name="P20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2"><text:placeholder text:placeholder-type="text">&lt;o.payment_term.name&gt;</text:placeholder></text:p>
          </table:table-cell>
          <table:covered-table-cell/>
          <table:table-cell table:style-name="Tabella3.C4" office:value-type="string">
            <text:p text:style-name="P47"><text:placeholder text:placeholder-type="text">&lt;'%s / %s' % (o.number.split('/')[-3],o.number.split('/')[-1])&gt;</text:placeholder></text:p>
          </table:table-cell>
          <table:table-cell table:style-name="Tabella3.D4" office:value-type="string">
            <text:p text:style-name="P50"><text:span text:style-name="T13"><text:placeholder text:placeholder-type="text">&lt;o.partner_id.zip&gt;</text:placeholder></text:span><text:span text:style-name="T13"> </text:span><text:span text:style-name="T13"><text:placeholder text:placeholder-type="text">&lt;o.partner_id.city&gt;</text:placeholder></text:span><text:span text:style-name="T13"> </text:span><text:span text:style-name="T13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48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54">APPOGGIO BANCARIO / BANK DETAILS</text:p>
          </table:table-cell>
          <table:covered-table-cell/>
          <table:table-cell table:style-name="Tabella3.C5" office:value-type="string">
            <text:p text:style-name="P20">DATA / DATE</text:p>
          </table:table-cell>
          <table:table-cell table:style-name="Tabella3.D5" table:number-rows-spanned="2" table:number-columns-spanned="2" office:value-type="string">
            <text:p text:style-name="P68">DESTINATARIO / <text:span text:style-name="T17">CONSIGNEE</text:span></text:p>
            <text:p text:style-name="P78"><text:placeholder text:placeholder-type="text">&lt;o.destination_partner_id.name&gt;</text:placeholder></text:p>
            <text:p text:style-name="P78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5"><text:placeholder text:placeholder-type="text">&lt;'%s' %(o.used_bank_id.bank_name) if o.used_bank_id else ''&gt;</text:placeholder></text:p>
            <text:p text:style-name="P56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7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2">
          <table:covered-table-cell/>
          <table:covered-table-cell/>
          <table:covered-table-cell/>
          <table:table-cell table:style-name="Tabella3.D7" office:value-type="string">
            <text:p text:style-name="P42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E7" office:value-type="string">
            <text:p text:style-name="P41"><text:placeholder text:placeholder-type="text">&lt;o.destination_partner_id.state_id.code&gt;</text:placeholder></text:p>
          </table:table-cell>
        </table:table-row>
      </table:table>
      <text:p text:style-name="P7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office:value-type="string">
              <text:p text:style-name="P65">COD<text:span text:style-name="T15">ICE</text:span> ART<text:span text:style-name="T15">ICOLO <text:s/>ITEM</text:span></text:p>
            </table:table-cell>
            <table:table-cell table:style-name="Tabella1.A1" office:value-type="string">
              <text:p text:style-name="P74">DESCRIZIONE ARTICOLO / <text:span text:style-name="T20">COLORE</text:span><text:line-break/><text:span text:style-name="T15">ITEM</text:span> DESCRIPTION / <text:span text:style-name="T20">COLOR</text:span></text:p>
            </table:table-cell>
            <table:table-cell table:style-name="Tabella1.A1" office:value-type="string">
              <text:p text:style-name="P65">U.M.</text:p>
            </table:table-cell>
            <table:table-cell table:style-name="Tabella1.A1" office:value-type="string">
              <text:p text:style-name="P65">Q.TA'<text:line-break/>Q.TY</text:p>
            </table:table-cell>
            <table:table-cell table:style-name="Tabella1.A1" office:value-type="string">
              <text:p text:style-name="P66">PREZZO UNIT. <text:line-break/>UNIT PRICE</text:p>
            </table:table-cell>
            <table:table-cell table:style-name="Tabella1.A1" office:value-type="string">
              <text:p text:style-name="P66">SCONTI <text:line-break/>DISCOUNTS</text:p>
            </table:table-cell>
            <table:table-cell table:style-name="Tabella1.A1" office:value-type="string">
              <text:p text:style-name="P66">IMPORTO <text:line-break/>AMOUNT</text:p>
            </table:table-cell>
            <table:table-cell table:style-name="Tabella1.H1" office:value-type="string">
              <text:p text:style-name="P66">ALIQ <text:line-break/>RATE</text:p>
            </table:table-cell>
          </table:table-row>
        </table:table-header-rows>
        <table:table-row table:style-name="Tabella1.2">
          <table:table-cell table:style-name="Tabella1.A4" table:number-columns-spanned="8" office:value-type="string">
            <text:p text:style-name="P3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8" office:value-type="string">
            <text:p text:style-name="P44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8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70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8" office:value-type="string">
            <text:p text:style-name="P30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9" office:value-type="string">
            <text:p text:style-name="P30"/>
          </table:table-cell>
          <table:table-cell table:style-name="Tabella1.B7" table:number-columns-spanned="7" office:value-type="string">
            <text:p text:style-name="P38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8" office:value-type="string">
            <text:p text:style-name="P3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9" office:value-type="string">
            <text:p text:style-name="P67"><text:placeholder text:placeholder-type="text">&lt;l.product_id.default_code or ''&gt;</text:placeholder></text:p>
          </table:table-cell>
          <table:table-cell table:style-name="Tabella1.B9" office:value-type="string">
            <text:p text:style-name="P79"><text:span text:style-name="T3"><text:placeholder text:placeholder-type="text">&lt;'%s\n' % l.text_note_pre if l.text_note_pre else ''&gt;</text:placeholder></text:span><text:placeholder text:placeholder-type="text">&lt;l.name if l.use_text_description else (l.product_id.name or '')&gt;</text:placeholder><text:span text:style-name="T21"><text:placeholder text:placeholder-type="text">&lt;('\n%s' % l.product_id.colour.strip()) if l.product_id.colour else ''&gt;</text:placeholder></text:span><text:span text:style-name="T22"><text:placeholder text:placeholder-type="text">&lt;get_partic_description(o.partner_id.id, l.product_id.id) if o.partner_id.use_partic else ''&gt;</text:placeholder></text:span><text:span text:style-name="T3"><text:placeholder text:placeholder-type="text">&lt;('\n%s' % l.text_note_post.strip()) if l.text_note_post else ''&gt;</text:placeholder></text:span></text:p>
          </table:table-cell>
          <table:table-cell table:style-name="Tabella1.C9" office:value-type="string">
            <text:p text:style-name="P69"><text:s/><text:placeholder text:placeholder-type="text">&lt;l.product_id.uom_id.name or l.uos_id.name&gt;</text:placeholder></text:p>
          </table:table-cell>
          <table:table-cell table:style-name="Tabella1.D9" office:value-type="string">
            <text:p text:style-name="P25"><text:s/><text:placeholder text:placeholder-type="text">&lt;l.quantity&gt;</text:placeholder></text:p>
          </table:table-cell>
          <table:table-cell table:style-name="Tabella1.E9" office:value-type="string">
            <text:p text:style-name="P26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27"><text:placeholder text:placeholder-type="text">&lt;l.multi_discount_rates or formatLang(l.discount, digits=get_digits(dp='Account'))&gt;</text:placeholder></text:p>
          </table:table-cell>
          <table:table-cell table:style-name="Tabella1.G9" office:value-type="string">
            <text:p text:style-name="P28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24"><text:placeholder text:placeholder-type="text">&lt;l.invoice_line_tax_id.report_description or 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29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8" office:value-type="string">
            <text:p text:style-name="P71">NOTE / <text:span text:style-name="T16">NOTES </text:span><text:span text:style-name="T10"><text:placeholder text:placeholder-type="text">&lt;return_note(o.comment)&gt;</text:placeholder></text:span><text:span text:style-name="T11"><text:placeholder text:placeholder-type="text">&lt;return_note(o.text_note_post)&gt;</text:placeholder></text:span><text:span text:style-name="T16"> </text:span><text:span text:style-name="T11"><text:placeholder text:placeholder-type="text">&lt;return_note(o.partner_id.property_account_position.text_note_invoice)&gt;</text:placeholder></text:span><text:span text:style-name="T9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80">ALIQ.</text:p>
          </table:table-cell>
          <table:table-cell table:style-name="Tabella2.A1" office:value-type="string">
            <text:p text:style-name="P76">IMPONIBILE</text:p>
          </table:table-cell>
          <table:table-cell table:style-name="Tabella2.A1" office:value-type="string">
            <text:p text:style-name="P76">IMPOSTA</text:p>
          </table:table-cell>
          <table:table-cell table:style-name="Tabella2.D1" office:value-type="string">
            <text:p text:style-name="P76">VALUTA</text:p>
          </table:table-cell>
          <table:table-cell table:style-name="Tabella2.D1" office:value-type="string">
            <text:p text:style-name="P77">SPESE BANCA</text:p>
          </table:table-cell>
          <table:table-cell table:style-name="Tabella2.F1" office:value-type="string">
            <text:p text:style-name="P75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45"><text:placeholder text:placeholder-type="text">&lt;for each="tax,total in get_tax_line_invoice(o.invoice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36"><text:placeholder text:placeholder-type="text">&lt;tax.report_description or tax.description&gt;</text:placeholder></text:p>
                </table:table-cell>
                <table:table-cell table:style-name="Tabella6.A2" office:value-type="string">
                  <text:p text:style-name="P37"><text:span text:style-name="T23"><text:placeholder text:placeholder-type="text">&lt;o.currency_id.symbol or ''&gt;</text:placeholder></text:span><text:span text:style-name="T7"> </text:span><text:placeholder text:placeholder-type="text">&lt;formatLang(total[0], digits=get_digits(dp='Account')) or '0,00'&gt;</text:placeholder></text:p>
                </table:table-cell>
                <table:table-cell table:style-name="Tabella6.C2" office:value-type="string">
                  <text:p text:style-name="P37"><text:span text:style-name="T23"><text:placeholder text:placeholder-type="text">&lt;o.currency_id.symbol or ''&gt;</text:placeholder></text:span><text:span text:style-name="T7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45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6"/>
          </table:table-cell>
          <table:covered-table-cell/>
          <table:covered-table-cell/>
          <table:table-cell table:style-name="Tabella2.D2" office:value-type="string">
            <text:p text:style-name="P31"><text:placeholder text:placeholder-type="text">&lt;o.currency_id.name or ''&gt;</text:placeholder></text:p>
          </table:table-cell>
          <table:table-cell table:style-name="Tabella2.D2" office:value-type="string">
            <text:p text:style-name="P51"/>
          </table:table-cell>
          <table:table-cell table:style-name="Tabella2.F2" office:value-type="string">
            <text:p text:style-name="P34"><text:placeholder text:placeholder-type="text">&lt;o.currency_id.symbol or ''&gt;</text:placeholder> <text:span text:style-name="T8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53">CAUSALE TRASPORTO</text:p>
          </table:table-cell>
          <table:table-cell table:style-name="Tabella2.F1" office:value-type="string">
            <text:p text:style-name="P39">DATA INIZIO TRASPORTO</text:p>
          </table:table-cell>
          <table:table-cell table:style-name="Tabella2.F3" office:value-type="string">
            <text:p text:style-name="P53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32"><text:placeholder text:placeholder-type="text">&lt;o.transportation_reason_id.name&gt;</text:placeholder></text:p>
          </table:table-cell>
          <table:table-cell table:style-name="Tabella2.F2" office:value-type="string">
            <text:p text:style-name="P33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34"><text:placeholder text:placeholder-type="text">&lt;o.currency_id.symbol or ''&gt;</text:placeholder> <text:span text:style-name="T8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52">INCARICATO DEL TRASPORTO</text:p>
          </table:table-cell>
          <table:covered-table-cell/>
          <table:covered-table-cell/>
          <table:table-cell table:style-name="Tabella2.D1" office:value-type="string">
            <text:p text:style-name="P53">FIRMA</text:p>
          </table:table-cell>
          <table:table-cell table:style-name="Tabella2.D1" office:value-type="string">
            <text:p text:style-name="P53">FIRMA DEL DESTINATARIO</text:p>
          </table:table-cell>
          <table:table-cell table:style-name="Tabella2.F1" office:value-type="string">
            <text:p text:style-name="P40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60"><text:span text:style-name="T19">MEZZO: </text:span><text:span text:style-name="T4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59"><text:placeholder text:placeholder-type="text">&lt;o.default_carrier_id.partner_id.street&gt;</text:placeholder></text:p>
            <text:p text:style-name="P61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62"/>
          </table:table-cell>
          <table:table-cell table:style-name="Tabella2.D2" office:value-type="string">
            <text:p text:style-name="P62"/>
          </table:table-cell>
          <table:table-cell table:style-name="Tabella2.F6" office:value-type="string">
            <text:p text:style-name="P58"><text:placeholder text:placeholder-type="text">&lt;o.currency_id.symbol or ''&gt;</text:placeholder><text:span text:style-name="T18"> </text:span><text:placeholder text:placeholder-type="text">&lt;formatLang(o.amount_total, digits=get_digits(dp='Account')) or '0,00'&gt;</text:placeholder></text:p>
          </table:table-cell>
        </table:table-row>
      </table:table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99bfa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041cm" style:rel-width="80%" svg:height="3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5"><text:placeholder text:placeholder-type="text">&lt;formatLang(company.header_capital, digits=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6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12T10:53:43.020325414</dc:date>
    <meta:editing-duration>P7DT1H7M24S</meta:editing-duration>
    <meta:editing-cycles>946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93" meta:word-count="337" meta:character-count="4042" meta:non-whitespace-character-count="3790"/>
    <meta:user-defined meta:name="Info 1"/>
    <meta:user-defined meta:name="Info 2"/>
    <meta:user-defined meta:name="Info 3"/>
    <meta:user-defined meta:name="Info 4"/>
  </office:meta>
</office:document-meta>
</file>